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rsid="0010bf23" officeooo:paragraph-rsid="0010bf23"/>
    </style:style>
    <style:style style:name="P3" style:family="paragraph" style:parent-style-name="Text_20_body">
      <style:text-properties officeooo:rsid="00186e42" officeooo:paragraph-rsid="00186e42"/>
    </style:style>
    <style:style style:name="P4" style:family="paragraph" style:parent-style-name="Text_20_body">
      <style:text-properties officeooo:rsid="0018edf1" officeooo:paragraph-rsid="0018edf1"/>
    </style:style>
    <style:style style:name="P5" style:family="paragraph" style:parent-style-name="Text_20_body">
      <style:text-properties officeooo:rsid="001ba238" officeooo:paragraph-rsid="001ba238"/>
    </style:style>
    <style:style style:name="P6" style:family="paragraph" style:parent-style-name="Text_20_body">
      <style:text-properties officeooo:rsid="001e4004" officeooo:paragraph-rsid="002a1a6f"/>
    </style:style>
    <style:style style:name="P7" style:family="paragraph" style:parent-style-name="Text_20_body">
      <style:text-properties officeooo:rsid="002c3364" officeooo:paragraph-rsid="002c3364"/>
    </style:style>
    <style:style style:name="P8" style:family="paragraph" style:parent-style-name="Text_20_body">
      <style:text-properties style:text-underline-style="none" officeooo:rsid="003ba3ed" officeooo:paragraph-rsid="004755e1"/>
    </style:style>
    <style:style style:name="P9" style:family="paragraph" style:parent-style-name="Text_20_body">
      <style:text-properties officeooo:rsid="00499bd3" officeooo:paragraph-rsid="00542f98"/>
    </style:style>
    <style:style style:name="P10" style:family="paragraph" style:parent-style-name="Text_20_body">
      <style:text-properties officeooo:rsid="0055bdd0" officeooo:paragraph-rsid="0055bdd0"/>
    </style:style>
    <style:style style:name="P11" style:family="paragraph" style:parent-style-name="Text_20_body">
      <style:text-properties officeooo:rsid="005f8938" officeooo:paragraph-rsid="005f8938"/>
    </style:style>
    <style:style style:name="P12" style:family="paragraph" style:parent-style-name="Text_20_body">
      <style:text-properties officeooo:rsid="00730409" officeooo:paragraph-rsid="00730409"/>
    </style:style>
    <style:style style:name="P13" style:family="paragraph" style:parent-style-name="Text_20_body">
      <style:text-properties officeooo:rsid="00818231" officeooo:paragraph-rsid="00818231"/>
    </style:style>
    <style:style style:name="P14" style:family="paragraph" style:parent-style-name="Text_20_body">
      <style:text-properties officeooo:rsid="008a8d39" officeooo:paragraph-rsid="008a8d39"/>
    </style:style>
    <style:style style:name="P15" style:family="paragraph" style:parent-style-name="Text_20_body">
      <style:text-properties officeooo:rsid="009963da" officeooo:paragraph-rsid="009963da"/>
    </style:style>
    <style:style style:name="P16" style:family="paragraph" style:parent-style-name="Text_20_body">
      <style:text-properties officeooo:rsid="00a14277" officeooo:paragraph-rsid="00a14277"/>
    </style:style>
    <style:style style:name="P17" style:family="paragraph" style:parent-style-name="Text_20_body">
      <style:text-properties officeooo:rsid="00ac7642" officeooo:paragraph-rsid="00ac7642"/>
    </style:style>
    <style:style style:name="P18" style:family="paragraph" style:parent-style-name="Text_20_body">
      <style:text-properties officeooo:rsid="00b3b20f" officeooo:paragraph-rsid="00b3b20f"/>
    </style:style>
    <style:style style:name="P19" style:family="paragraph" style:parent-style-name="Text_20_body">
      <style:text-properties officeooo:rsid="00c4d375" officeooo:paragraph-rsid="00c4d375"/>
    </style:style>
    <style:style style:name="P20" style:family="paragraph" style:parent-style-name="Text_20_body">
      <style:text-properties officeooo:rsid="00cfb54f" officeooo:paragraph-rsid="00da1f63"/>
    </style:style>
    <style:style style:name="P21" style:family="paragraph" style:parent-style-name="Text_20_body">
      <style:text-properties officeooo:rsid="00e06cc0" officeooo:paragraph-rsid="00e06cc0"/>
    </style:style>
    <style:style style:name="T1" style:family="text">
      <style:text-properties officeooo:rsid="00129246"/>
    </style:style>
    <style:style style:name="T2" style:family="text">
      <style:text-properties officeooo:rsid="00195223"/>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text-underline-style="solid" style:text-underline-width="auto" style:text-underline-color="font-color" fo:font-weight="bold" officeooo:rsid="0018a76c" style:font-style-asian="normal" style:font-weight-asian="bold" style:font-style-complex="normal" style:font-weight-complex="bold"/>
    </style:style>
    <style:style style:name="T5" style:family="text">
      <style:text-properties officeooo:rsid="001e0152"/>
    </style:style>
    <style:style style:name="T6" style:family="text">
      <style:text-properties officeooo:rsid="001ecc8a"/>
    </style:style>
    <style:style style:name="T7" style:family="text">
      <style:text-properties officeooo:rsid="001f956e"/>
    </style:style>
    <style:style style:name="T8" style:family="text">
      <style:text-properties officeooo:rsid="00204da8"/>
    </style:style>
    <style:style style:name="T9" style:family="text">
      <style:text-properties officeooo:rsid="002086c2"/>
    </style:style>
    <style:style style:name="T10" style:family="text">
      <style:text-properties officeooo:rsid="002597d0"/>
    </style:style>
    <style:style style:name="T11" style:family="text">
      <style:text-properties officeooo:rsid="00261ecd"/>
    </style:style>
    <style:style style:name="T12" style:family="text">
      <style:text-properties officeooo:rsid="00285e42"/>
    </style:style>
    <style:style style:name="T13" style:family="text">
      <style:text-properties officeooo:rsid="002b8ed0"/>
    </style:style>
    <style:style style:name="T14" style:family="text">
      <style:text-properties officeooo:rsid="002df312"/>
    </style:style>
    <style:style style:name="T15" style:family="text">
      <style:text-properties officeooo:rsid="002ea2b5"/>
    </style:style>
    <style:style style:name="T16" style:family="text">
      <style:text-properties officeooo:rsid="003136c4"/>
    </style:style>
    <style:style style:name="T17" style:family="text">
      <style:text-properties officeooo:rsid="003259d2"/>
    </style:style>
    <style:style style:name="T18" style:family="text">
      <style:text-properties officeooo:rsid="0033517d"/>
    </style:style>
    <style:style style:name="T19" style:family="text">
      <style:text-properties officeooo:rsid="0034be2e"/>
    </style:style>
    <style:style style:name="T20" style:family="text">
      <style:text-properties officeooo:rsid="00359d88"/>
    </style:style>
    <style:style style:name="T21" style:family="text">
      <style:text-properties officeooo:rsid="00381534"/>
    </style:style>
    <style:style style:name="T22" style:family="text">
      <style:text-properties officeooo:rsid="0039a9ea"/>
    </style:style>
    <style:style style:name="T23" style:family="text">
      <style:text-properties officeooo:rsid="003dccaf"/>
    </style:style>
    <style:style style:name="T24" style:family="text">
      <style:text-properties officeooo:rsid="003fa012"/>
    </style:style>
    <style:style style:name="T25" style:family="text">
      <style:text-properties officeooo:rsid="003fe8bc"/>
    </style:style>
    <style:style style:name="T26" style:family="text">
      <style:text-properties officeooo:rsid="00401625"/>
    </style:style>
    <style:style style:name="T27" style:family="text">
      <style:text-properties officeooo:rsid="00424ae7"/>
    </style:style>
    <style:style style:name="T28" style:family="text">
      <style:text-properties officeooo:rsid="0043d822"/>
    </style:style>
    <style:style style:name="T29" style:family="text">
      <style:text-properties officeooo:rsid="004407f9"/>
    </style:style>
    <style:style style:name="T30" style:family="text">
      <style:text-properties officeooo:rsid="0045efa2"/>
    </style:style>
    <style:style style:name="T31" style:family="text">
      <style:text-properties officeooo:rsid="004630ec"/>
    </style:style>
    <style:style style:name="T32" style:family="text">
      <style:text-properties officeooo:rsid="0047a209"/>
    </style:style>
    <style:style style:name="T33" style:family="text">
      <style:text-properties officeooo:rsid="004ea34c"/>
    </style:style>
    <style:style style:name="T34" style:family="text">
      <style:text-properties officeooo:rsid="004eb005"/>
    </style:style>
    <style:style style:name="T35" style:family="text">
      <style:text-properties officeooo:rsid="005042bb"/>
    </style:style>
    <style:style style:name="T36" style:family="text">
      <style:text-properties officeooo:rsid="005042df"/>
    </style:style>
    <style:style style:name="T37" style:family="text">
      <style:text-properties officeooo:rsid="00516148"/>
    </style:style>
    <style:style style:name="T38" style:family="text">
      <style:text-properties officeooo:rsid="00522a75"/>
    </style:style>
    <style:style style:name="T39" style:family="text">
      <style:text-properties officeooo:rsid="0053774b"/>
    </style:style>
    <style:style style:name="T40" style:family="text">
      <style:text-properties officeooo:rsid="00539554"/>
    </style:style>
    <style:style style:name="T41" style:family="text">
      <style:text-properties officeooo:rsid="00542f98"/>
    </style:style>
    <style:style style:name="T42" style:family="text">
      <style:text-properties officeooo:rsid="005500c0"/>
    </style:style>
    <style:style style:name="T43" style:family="text">
      <style:text-properties officeooo:rsid="00567415"/>
    </style:style>
    <style:style style:name="T44" style:family="text">
      <style:text-properties officeooo:rsid="00577109"/>
    </style:style>
    <style:style style:name="T45" style:family="text">
      <style:text-properties officeooo:rsid="005772ba"/>
    </style:style>
    <style:style style:name="T46" style:family="text">
      <style:text-properties officeooo:rsid="0057a487"/>
    </style:style>
    <style:style style:name="T47" style:family="text">
      <style:text-properties officeooo:rsid="00588d3e"/>
    </style:style>
    <style:style style:name="T48" style:family="text">
      <style:text-properties officeooo:rsid="0059e6ea"/>
    </style:style>
    <style:style style:name="T49" style:family="text">
      <style:text-properties officeooo:rsid="005c02dc"/>
    </style:style>
    <style:style style:name="T50" style:family="text">
      <style:text-properties officeooo:rsid="005f9381"/>
    </style:style>
    <style:style style:name="T51" style:family="text">
      <style:text-properties officeooo:rsid="005fc914"/>
    </style:style>
    <style:style style:name="T52" style:family="text">
      <style:text-properties officeooo:rsid="006219d8"/>
    </style:style>
    <style:style style:name="T53" style:family="text">
      <style:text-properties officeooo:rsid="006363f5"/>
    </style:style>
    <style:style style:name="T54" style:family="text">
      <style:text-properties officeooo:rsid="0064ad9b"/>
    </style:style>
    <style:style style:name="T55" style:family="text">
      <style:text-properties officeooo:rsid="00652608"/>
    </style:style>
    <style:style style:name="T56" style:family="text">
      <style:text-properties officeooo:rsid="00686088"/>
    </style:style>
    <style:style style:name="T57" style:family="text">
      <style:text-properties officeooo:rsid="006c5e11"/>
    </style:style>
    <style:style style:name="T58" style:family="text">
      <style:text-properties officeooo:rsid="006e009c"/>
    </style:style>
    <style:style style:name="T59" style:family="text">
      <style:text-properties style:text-underline-style="none"/>
    </style:style>
    <style:style style:name="T60" style:family="text">
      <style:text-properties style:text-underline-style="none" officeooo:rsid="006e009c"/>
    </style:style>
    <style:style style:name="T61" style:family="text">
      <style:text-properties style:text-underline-style="none" officeooo:rsid="00711d73"/>
    </style:style>
    <style:style style:name="T62" style:family="text">
      <style:text-properties style:text-underline-style="none" officeooo:rsid="0073711a"/>
    </style:style>
    <style:style style:name="T63" style:family="text">
      <style:text-properties style:text-underline-style="none" officeooo:rsid="00770455"/>
    </style:style>
    <style:style style:name="T64" style:family="text">
      <style:text-properties style:text-underline-style="none" officeooo:rsid="0078fb6d"/>
    </style:style>
    <style:style style:name="T65" style:family="text">
      <style:text-properties style:text-underline-style="none" officeooo:rsid="007a8264"/>
    </style:style>
    <style:style style:name="T66" style:family="text">
      <style:text-properties style:text-underline-style="none" officeooo:rsid="007abb87"/>
    </style:style>
    <style:style style:name="T67" style:family="text">
      <style:text-properties style:text-underline-style="none" officeooo:rsid="007db640"/>
    </style:style>
    <style:style style:name="T68" style:family="text">
      <style:text-properties style:text-underline-style="none" officeooo:rsid="007f3eda"/>
    </style:style>
    <style:style style:name="T69" style:family="text">
      <style:text-properties style:text-underline-style="none" officeooo:rsid="00a295b1"/>
    </style:style>
    <style:style style:name="T70" style:family="text">
      <style:text-properties style:text-underline-style="none" officeooo:rsid="00a2c5bb"/>
    </style:style>
    <style:style style:name="T71" style:family="text">
      <style:text-properties style:text-underline-style="none" officeooo:rsid="00a38195"/>
    </style:style>
    <style:style style:name="T72" style:family="text">
      <style:text-properties style:text-underline-style="none" officeooo:rsid="00a66d73"/>
    </style:style>
    <style:style style:name="T73" style:family="text">
      <style:text-properties style:text-underline-style="none" officeooo:rsid="00a67ebe"/>
    </style:style>
    <style:style style:name="T74" style:family="text">
      <style:text-properties officeooo:rsid="007fc8b0"/>
    </style:style>
    <style:style style:name="T75" style:family="text">
      <style:text-properties officeooo:rsid="00836bbc"/>
    </style:style>
    <style:style style:name="T76" style:family="text">
      <style:text-properties officeooo:rsid="00847e27"/>
    </style:style>
    <style:style style:name="T77" style:family="text">
      <style:text-properties officeooo:rsid="008573db"/>
    </style:style>
    <style:style style:name="T78" style:family="text">
      <style:text-properties officeooo:rsid="00876d5e"/>
    </style:style>
    <style:style style:name="T79" style:family="text">
      <style:text-properties officeooo:rsid="008c72f8"/>
    </style:style>
    <style:style style:name="T80" style:family="text">
      <style:text-properties officeooo:rsid="008ece3a"/>
    </style:style>
    <style:style style:name="T81" style:family="text">
      <style:text-properties officeooo:rsid="0091b888"/>
    </style:style>
    <style:style style:name="T82" style:family="text">
      <style:text-properties officeooo:rsid="009203eb"/>
    </style:style>
    <style:style style:name="T83" style:family="text">
      <style:text-properties officeooo:rsid="0093e948"/>
    </style:style>
    <style:style style:name="T84" style:family="text">
      <style:text-properties officeooo:rsid="0097f27c"/>
    </style:style>
    <style:style style:name="T85" style:family="text">
      <style:text-properties officeooo:rsid="009aaab4"/>
    </style:style>
    <style:style style:name="T86" style:family="text">
      <style:text-properties officeooo:rsid="009c3018"/>
    </style:style>
    <style:style style:name="T87" style:family="text">
      <style:text-properties officeooo:rsid="009da7d2"/>
    </style:style>
    <style:style style:name="T88" style:family="text">
      <style:text-properties officeooo:rsid="009f13d7"/>
    </style:style>
    <style:style style:name="T89" style:family="text">
      <style:text-properties officeooo:rsid="00a0ef82"/>
    </style:style>
    <style:style style:name="T90" style:family="text">
      <style:text-properties officeooo:rsid="00aa9f7c"/>
    </style:style>
    <style:style style:name="T91" style:family="text">
      <style:text-properties officeooo:rsid="00aaf425"/>
    </style:style>
    <style:style style:name="T92" style:family="text">
      <style:text-properties officeooo:rsid="00acdc02"/>
    </style:style>
    <style:style style:name="T93" style:family="text">
      <style:text-properties officeooo:rsid="00af6aeb"/>
    </style:style>
    <style:style style:name="T94" style:family="text">
      <style:text-properties officeooo:rsid="00b1ef14"/>
    </style:style>
    <style:style style:name="T95" style:family="text">
      <style:text-properties officeooo:rsid="00b2214e"/>
    </style:style>
    <style:style style:name="T96" style:family="text">
      <style:text-properties officeooo:rsid="00b244aa"/>
    </style:style>
    <style:style style:name="T97" style:family="text">
      <style:text-properties officeooo:rsid="00b4b24c"/>
    </style:style>
    <style:style style:name="T98" style:family="text">
      <style:text-properties officeooo:rsid="00b66708"/>
    </style:style>
    <style:style style:name="T99" style:family="text">
      <style:text-properties officeooo:rsid="00b6c6cd"/>
    </style:style>
    <style:style style:name="T100" style:family="text">
      <style:text-properties officeooo:rsid="00b7ef13"/>
    </style:style>
    <style:style style:name="T101" style:family="text">
      <style:text-properties officeooo:rsid="00b96c65"/>
    </style:style>
    <style:style style:name="T102" style:family="text">
      <style:text-properties officeooo:rsid="00babdac"/>
    </style:style>
    <style:style style:name="T103" style:family="text">
      <style:text-properties officeooo:rsid="00bbc99d"/>
    </style:style>
    <style:style style:name="T104" style:family="text">
      <style:text-properties officeooo:rsid="00bda59d"/>
    </style:style>
    <style:style style:name="T105" style:family="text">
      <style:text-properties officeooo:rsid="00bf832f"/>
    </style:style>
    <style:style style:name="T106" style:family="text">
      <style:text-properties officeooo:rsid="00c13069"/>
    </style:style>
    <style:style style:name="T107" style:family="text">
      <style:text-properties officeooo:rsid="00c2e071"/>
    </style:style>
    <style:style style:name="T108" style:family="text">
      <style:text-properties officeooo:rsid="00c759c7"/>
    </style:style>
    <style:style style:name="T109" style:family="text">
      <style:text-properties officeooo:rsid="00c869c1"/>
    </style:style>
    <style:style style:name="T110" style:family="text">
      <style:text-properties officeooo:rsid="00c95781"/>
    </style:style>
    <style:style style:name="T111" style:family="text">
      <style:text-properties officeooo:rsid="00c98621"/>
    </style:style>
    <style:style style:name="T112" style:family="text">
      <style:text-properties officeooo:rsid="00ca6c59"/>
    </style:style>
    <style:style style:name="T113" style:family="text">
      <style:text-properties officeooo:rsid="00cb9a66"/>
    </style:style>
    <style:style style:name="T114" style:family="text">
      <style:text-properties officeooo:rsid="00cbb568"/>
    </style:style>
    <style:style style:name="T115" style:family="text">
      <style:text-properties officeooo:rsid="00cd3f61"/>
    </style:style>
    <style:style style:name="T116" style:family="text">
      <style:text-properties officeooo:rsid="00cf0ed5"/>
    </style:style>
    <style:style style:name="T117" style:family="text">
      <style:text-properties officeooo:rsid="00d04738"/>
    </style:style>
    <style:style style:name="T118" style:family="text">
      <style:text-properties officeooo:rsid="00d0de82"/>
    </style:style>
    <style:style style:name="T119" style:family="text">
      <style:text-properties officeooo:rsid="00d251ff"/>
    </style:style>
    <style:style style:name="T120" style:family="text">
      <style:text-properties officeooo:rsid="00d77fd5"/>
    </style:style>
    <style:style style:name="T121" style:family="text">
      <style:text-properties officeooo:rsid="00d9027b"/>
    </style:style>
    <style:style style:name="T122" style:family="text">
      <style:text-properties officeooo:rsid="00da1f63"/>
    </style:style>
    <style:style style:name="T123" style:family="text">
      <style:text-properties officeooo:rsid="00dc16ca"/>
    </style:style>
    <style:style style:name="T124" style:family="text">
      <style:text-properties officeooo:rsid="00dccdda"/>
    </style:style>
    <style:style style:name="T125" style:family="text">
      <style:text-properties officeooo:rsid="00dd3dbe"/>
    </style:style>
    <style:style style:name="T126" style:family="text">
      <style:text-properties officeooo:rsid="00dd7b7e"/>
    </style:style>
    <style:style style:name="T127" style:family="text">
      <style:text-properties officeooo:rsid="00de2584"/>
    </style:style>
    <style:style style:name="T128" style:family="text">
      <style:text-properties officeooo:rsid="00dea5ea"/>
    </style:style>
    <style:style style:name="T129" style:family="text">
      <style:text-properties officeooo:rsid="00e06c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Structures</text:p>
      <text:p text:style-name="Subtitle">- <text:span text:style-name="T1">Big </text:span><text:span text:style-name="T11">O</text:span></text:p>
      <text:p text:style-name="P3">En los casos de que un algoritmo sea de tipo On significa que el consumo de recursos crecerá de manera lineal, es decir, el porcentaje en el que aumentemos el input de datos hará crecer en el mismo porcentaje el número de recursos utilizados por el algoritmo para procesar los mismos. <text:span text:style-name="T4">IMPORTANTE: Se trata de establecer cómo va a crecer, no cuánto es en casos específicos.</text:span></text:p>
      <text:p text:style-name="P4"><text:span text:style-name="T3">También se debe de tener en cuenta el peor caso posible para valorar la efectividad de un algoritmo</text:span>. Por ejemplo, si recorremos un string y queremos que esta iteración se detenga cuando <text:span text:style-name="T2">topemos con una letra específica (por ejemplo una ‘A’) debemos considerar que este algoritmo nos es LogN por ejemplo, si no On, ya que en el peor de los casos, la A puede aparecer al final del string, lo que hace que se convierta en un crecimiento de tipo lineal.</text:span></text:p>
      <text:p text:style-name="P5">También se debe tener en cuenta que los valores constantes en este caso no son importantes, son los valores variables que debemos tener en cuenta (en este caso el input que recibamos, es decir, N).</text:p>
      <text:p text:style-name="Subtitle">- <text:span text:style-name="T5">Arrays</text:span></text:p>
      <text:p text:style-name="P6">Un array es un espacio de memoria continuo <text:span text:style-name="T6">que tiene un cierto número de bytes. </text:span><text:span text:style-name="T7">Para el ordenador, esto forma parte todo del mismo número, </text:span><text:span text:style-name="T8">lo único que al acceder a una posición concreta para almacenar o borrar un valor </text:span><text:span text:style-name="T9">se dice qué parte ha de cambiar </text:span><text:span text:style-name="T10">y es entonces que el compilador lo interpreta como un valor concreto. </text:span></text:p>
      <text:p text:style-name="P6"><text:span text:style-name="T10">Obviamente, cuando alteramos el valor de un array, su notación en Big O siempre va a ser </text:span><text:span text:style-name="T11">O</text:span><text:span text:style-name="T10">1, o sea, constante, ya que no importa a qué posición accedamos, el input no va alterar el número de operaciones a realizar, simplemente </text:span><text:span text:style-name="T12">es una constante.</text:span></text:p>
      <text:p text:style-name="Subtitle">- <text:span text:style-name="T13">Búsqueda binaria</text:span></text:p>
      <text:p text:style-name="P7">Este método se puede aplicar cuando contamos con un <text:span text:style-name="T18">array</text:span> que se encuentra ordenado. <text:span text:style-name="T14">Se trata de buscar un valor por la mitad del array y ver si se encuentra presente en la mitad inferior o en la mitad superior. Una vez averiguamos qué mitad es, hacemos la mitad de la anterior mitad y así constantemente hasta que llegamos a el valor que queremos </text:span><text:span text:style-name="T16">(eso o nos damos cuenta de que ese valor no existe), </text:span><text:span text:style-name="T19">que será una sola cifra</text:span><text:span text:style-name="T14">. Esto es, en definitiva, una búsqueda de tipo logN, o </text:span><text:soft-page-break/><text:span text:style-name="T14">logarítmica, porque observamos </text:span><text:span text:style-name="T15">en cuántas partes iguales de base 2 podemos dividir un arrary de un número N de elementos </text:span><text:span text:style-name="T17">hasta que lleguemos a un solo número </text:span><text:span text:style-name="T20">(lo que viene a ser un logaritmo).</text:span></text:p>
      <text:p text:style-name="Subtitle">- <text:span text:style-name="T21">Bubble sort (algoritmo de </text:span><text:span text:style-name="T22">clasificación)</text:span></text:p>
      <text:p text:style-name="P8">Con Bubble Sort buscamos ordenar un array de manera <text:span text:style-name="T23">que todos los elementos estén colocados de mayor a menor </text:span><text:span text:style-name="T24">(esto lo apliqué ya en 42). </text:span><text:span text:style-name="T25">Una peculiaridad de este código es que en la primera iteración </text:span><text:span text:style-name="T26">ya se logra </text:span><text:span text:style-name="T27">colocar el valor más grande al final del array, </text:span><text:span text:style-name="T29">por lo que en las siguientes iteraciones solo hay que iterar hasta la posición anterior al máximo de la anterior iteración</text:span><text:span text:style-name="T27">. </text:span></text:p>
      <text:p text:style-name="P8"><text:span text:style-name="T28">El tiempo de ejecución de este algoritmo es de O(n2), </text:span><text:span text:style-name="T30">aunque hay que destacar que a pesar de que tanto el algoritmo de Prime como el mío so</text:span><text:span text:style-name="T31">n iguales dentro de la escala Big-O, en la práctica el suyo es más eficiente, ya que requiere de menos iteraciones para completarse.</text:span></text:p>
      <text:p text:style-name="Subtitle">- <text:span text:style-name="T32">Linked list</text:span></text:p>
      <text:p text:style-name="P9">Las listas enlazadas a menudo se suele decir que están basadas en nodos que conectan datos entre sí. <text:span text:style-name="T33">Estos nodos no solo presentan un valor en sí mismo, sino que incluyen también </text:span><text:span text:style-name="T34">la referencia al siguiente valor (como un puntero), </text:span><text:span text:style-name="T35">por lo que si queremos acceder a un elemento concreto se debe </text:span><text:span text:style-name="T36">seguir el rastro de </text:span><text:span text:style-name="T37">los valores anteriores. </text:span></text:p>
      <text:p text:style-name="P9"><text:span text:style-name="T38">Dentro de los tipos de listas enlazadas, están las simples, las cuales solo tienen </text:span><text:span text:style-name="T39">punteros hacia los valores que tienen delante, pero no los que dejaron atrás, lo que significa que </text:span><text:span text:style-name="T40">solo se puede avanzar y nunca retroceder. </text:span><text:span text:style-name="T41">En cambio, las listas dobles contienen la referencia al valor anterior, </text:span><text:span text:style-name="T42">por lo que se puede avanzar y retroceder en cualquier punto según se necesite.</text:span></text:p>
      <text:p text:style-name="P10">Una de las ventajas de las listas enlazadas respecto de los arrays es que en las primeras sí que se pueden modificar su tamaño y realizar inserciones donde queramos dentro de <text:span text:style-name="T43">la lista. </text:span><text:span text:style-name="T44">Realizar inserciones dentro de una linked list tiene una complejidad de </text:span><text:span text:style-name="T58">O</text:span><text:span text:style-name="T45">(1), es decir, constante, </text:span><text:span text:style-name="T46">ya </text:span><text:span text:style-name="T47">que </text:span><text:span text:style-name="T48">no depende del input ni de los elementos totales de la lista, </text:span><text:span text:style-name="T49">es una operación que se ejecuta simplemente y ya está.</text:span></text:p>
      <text:p text:style-name="P11">A la hora de eliminar nodos e<text:span text:style-name="T50">n linked lists </text:span><text:span text:style-name="T51">dobles es más complicado, ya que </text:span><text:span text:style-name="T52">hay que realizar las operaciones de manera ordenada o de lo contrario esto podría significar desconectar nodos para siempre de la lista. </text:span><text:span text:style-name="T53">Primero se debe establecer que el elemento anterior al que se </text:span><text:soft-page-break/><text:span text:style-name="T53">quiere borrar ha de apuntar a </text:span><text:span text:style-name="T54">al elemento siguiente del que se quiere borrar </text:span><text:span text:style-name="T55">y ya de ahí que el elemento siguiente al que se quiere borrar apunte al elemento previo del que se quiere borrar. Una vez hecho esto se puede borrar el elemento final. </text:span><text:span text:style-name="T56">Se debe seguir este orden porque si se comienza por alterar por el elemento siguiente al que se desea borrar, luego no se puede volver al anterior. </text:span><text:span text:style-name="T57">Estas operaciones son también </text:span><text:span text:style-name="T58">O(1)</text:span><text:span text:style-name="T60">, </text:span><text:span text:style-name="T61">ya que no son afectadas por el input y siempre realizan el mismo número de operaciones.</text:span></text:p>
      <text:p text:style-name="P12"><text:span text:style-name="T61">A </text:span><text:span text:style-name="T59">la hora de acceder a un elemento concreto de la lista enlazada </text:span><text:span text:style-name="T62">el tiempo que se tardará dependerá de la posición a la que queramos acceder. </text:span><text:span text:style-name="T63">Si queremos acceder al primer o último elemento (head or tail) el tiempo será O(1) </text:span><text:span text:style-name="T64">o constante, </text:span><text:span text:style-name="T65">pero si queremos acceder a cualquier otro punto </text:span><text:span text:style-name="T66">el tiempo será lineal O(n). </text:span><text:span text:style-name="T67">Esto se aplica a todas las operaciones que queramos realizar, </text:span><text:span text:style-name="T68">si es al principio o al final será constante, de lo contrario será lineal y cuanto más cerca del centro esté más tardará.</text:span></text:p>
      <text:p text:style-name="Subtitle">- <text:span text:style-name="T74">Queue</text:span></text:p>
      <text:p text:style-name="P13">Los Queues (o colas) son implementaciones concretas de listas enlazadas <text:span text:style-name="T84">simples</text:span>. <text:span text:style-name="T75">Cada vez que se quiere realizar una inserción dentro de esta estructura de datos se tiene que hacer al final de la misma, ya que </text:span><text:span text:style-name="T76">el principio que rige esta estructura de datos se basa en el principio FIFO (first in, first out), por lo que nuevos elementos deberán ir siempre al final. </text:span><text:span text:style-name="T77">Cada vez que se realice </text:span><text:span text:style-name="T78">una inserción, en el último elemento se debe incluir en su puntero al siguiente el nuevo elemento y después cambiar el contenedor como la última referencia.</text:span></text:p>
      <text:p text:style-name="P14">Si tratamos de <text:span text:style-name="T79">retornar valores, se empezará siempre por el primer elemento (la cabeza) </text:span><text:span text:style-name="T80">y el siguiente elemento pasará a ser la nueva cabeza. </text:span><text:span text:style-name="T81">Se trata realmente de la misma operación </text:span><text:span text:style-name="T82">que el insertar valores, pero con otra posición distinta </text:span><text:span text:style-name="T83">a la cola.</text:span><text:span text:style-name="T82"> </text:span></text:p>
      <text:p text:style-name="P15">Estas operaciones de insertar nuevos valores o retornar alguno concreto son de tipo O(1), <text:span text:style-name="T85">o constantes. </text:span><text:span text:style-name="T86">Al limitar </text:span><text:span text:style-name="T87">lo que se puede hacer con esta estructura ganamos eficiencia al necesitar menos tiempo, </text:span><text:span text:style-name="T88">siempre y cuando la tarea a desempeñar necesite de este tipo de estructuras. </text:span></text:p>
      <text:p text:style-name="Subtitle">- <text:span text:style-name="T89">Stack</text:span></text:p>
      <text:p text:style-name="P16"><text:span text:style-name="T59">Un </text:span><text:span text:style-name="T69">stack o pila </text:span><text:span text:style-name="T70">es una lista enlazada en la cual el último elemento en entrar es el primero en salir y por tanto cada vez que se añada un nuevo </text:span><text:span text:style-name="T71">nodo este se debe insertar al final. </text:span><text:span text:style-name="T72">Es al fin y al cabo lo mismo que una cola, solo que funciona al revés, yendo por el final antes que por el </text:span><text:soft-page-break/><text:span text:style-name="T72">principio. </text:span><text:span text:style-name="T73">En estos casos las operaciones también son de tiempo constante, ya que se trata simplemente de actualizar punteros. </text:span></text:p>
      <text:p text:style-name="Subtitle">- <text:span text:style-name="T90">Arrays vs </text:span><text:span text:style-name="T91">Linked lists</text:span></text:p>
      <text:p text:style-name="P17">Las ventajas de los arrays frente a las listas enlazadas son que <text:span text:style-name="T92">a la hora de acceder a elementos concretos, el tiempo que tardan es siempre constante, solo se necesita insertar el índice </text:span><text:span text:style-name="T93">de la posición en la que se encuentra el valor. <text:s/></text:span><text:span text:style-name="T94">Los inconvenientes son que se debe de alojar una cantidad de memoria específica para crear el array, </text:span><text:span text:style-name="T95">por </text:span><text:span text:style-name="T96">lo que se ha de saber con seguridad de antemano cuantos datos se quieren guardar, ya que si se reserva de más esa memoria extra estará ocupando espacio independientemente de si se usa o no.</text:span></text:p>
      <text:p text:style-name="P18">En el caso de las linked lists <text:span text:style-name="T97">se da el caso contrario, </text:span><text:span text:style-name="T98">permite una gran flexibilidad a la hora de añadir elementos </text:span><text:span text:style-name="T99">nuevos </text:span><text:span text:style-name="T100">y se usa solo la memoria que se </text:span><text:span text:style-name="T101">necesita, pero tiene el coste de que </text:span><text:span text:style-name="T102">a la hora de </text:span><text:span text:style-name="T103">buscar elementos, </text:span><text:span text:style-name="T104">hay una gran complejidad, ya que no se puede acceder a índices específicos, hay que </text:span><text:span text:style-name="T105">iterar </text:span><text:span text:style-name="T106">cada elemento uno por uno.</text:span></text:p>
      <text:p text:style-name="Subtitle">- <text:span text:style-name="T107">ArrayLists</text:span></text:p>
      <text:p text:style-name="P19">Los ArrayLists no son otra cosa que arrays que crecen de manera dinámica cuando estos necesitan más espacio para almacenar más datos. <text:span text:style-name="T108">Esto nos permite tener </text:span><text:span text:style-name="T109">la </text:span><text:span text:style-name="T110">rapidez de un acceso de </text:span><text:span text:style-name="T111">un array convencional a la vez que </text:span><text:span text:style-name="T112">la capacidad de crecer </text:span><text:span text:style-name="T113">tanto cuánto necesitemos. </text:span><text:span text:style-name="T114">A la hora de </text:span><text:span text:style-name="T115">insertar valores </text:span><text:span text:style-name="T116">hay que tener en cuenta la longitud de todos los valores respecto de la capacidad total y añadir el valor en la posición siguiente. </text:span><text:span text:style-name="T120">Esta estructura de datos es muy útil cuando tratamos </text:span><text:span text:style-name="T121">de emular un Stack o Pila.</text:span></text:p>
      <text:p text:style-name="P20">Sin embargo, si <text:span text:style-name="T122">lo que estamos tratando de emular se parece más a una cola o Queue </text:span>, <text:span text:style-name="T117">la complejidad aumenta considerablemente respecto de una linked list. </text:span><text:span text:style-name="T123">Si queremos </text:span>insertar un valor al inicio del todo<text:span text:style-name="T117"> ya que hay que desplazar el resto de valores a una posición más a la derecha, </text:span><text:span text:style-name="T118">porque de lo contrario </text:span><text:span text:style-name="T119">se estaría sobrescribiendo la primera posición. </text:span><text:span text:style-name="T124">De </text:span><text:span text:style-name="T125">lo contrario, si queremos </text:span><text:span text:style-name="T126">devolver un valor, </text:span><text:span text:style-name="T127">se hará por la izquierda y por tanto habrá </text:span><text:span text:style-name="T128">que mover el resto de valores a la izquierda de su posición actual. </text:span></text:p>
      <text:p text:style-name="P21">Todo esto hace que esta estructura de datos sea bastante eficiente en determinadas circunstancias, pero no en todas ell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line-height="100%" fo:text-align="center" style:justify-single-word="false" style:page-number="auto" fo:keep-with-next="always"/>
      <style:text-properties fo:color="#2a6099" loext:opacity="100%" style:font-name="Liberation Sans" fo:font-family="'Liberation Sans'" style:font-family-generic="swiss" style:font-pitch="variable" fo:font-size="18pt" style:text-underline-style="solid" style:text-underline-width="auto" style:text-underline-color="#2a6099"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251cm" style:auto-text-indent="false" style:page-number="auto"/>
      <style:text-properties style:font-name="Calibri" fo:font-family="Calibri" style:font-style-name="Normal"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master-page-name="">
      <style:paragraph-properties fo:margin-top="0.106cm" fo:margin-bottom="0.212cm" style:contextual-spacing="false" fo:text-align="justify" style:justify-single-word="false" style:page-number="auto">
        <style:tab-stops/>
      </style:paragraph-properties>
      <style:text-properties fo:font-size="15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9T14:02:46.007000000</meta:creation-date>
    <dc:date>2023-11-22T20:32:35.422000000</dc:date>
    <meta:editing-duration>PT23H12M46S</meta:editing-duration>
    <meta:editing-cycles>187</meta:editing-cycles>
    <meta:generator>LibreOffice/7.6.2.1$Windows_X86_64 LibreOffice_project/56f7684011345957bbf33a7ee678afaf4d2ba333</meta:generator>
    <meta:document-statistic meta:table-count="0" meta:image-count="0" meta:object-count="0" meta:page-count="4" meta:paragraph-count="33" meta:word-count="1613" meta:character-count="8977" meta:non-whitespace-character-count="7389"/>
  </office:meta>
</office:document-meta>
</file>